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_1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1_2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1_3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1_4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1_5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1_6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1_7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0" style:family="paragraph" style:parent-style-name="Heading_20_4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>
      <style:text-properties fo:font-weight="bold" style:font-weight-asian="bold" style:font-weight-complex="bold"/>
    </style:style>
    <style:style style:name="T10_5" style:family="text">
      <style:text-properties fo:font-weight="bold" style:font-weight-asian="bold" style:font-weight-complex="bold"/>
    </style:style>
    <style:style style:name="T10_6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6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1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2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6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2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1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3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6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6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8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3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41" style:family="paragraph" style:parent-style-name="Standard">
      <style:paragraph-properties fo:break-before="auto" fo:text-indent="0cm" fo:line-height="100%" fo:margin-left="0cm" style:writing-mode="lr-tb"/>
    </style:style>
  </office:automatic-styles>
  <office:body>
    <office:text>
      <text:p text:style-name="P1"><text:span text:style-name="T1_1">WESTERN</text:span><text:span text:style-name="T1_2"><text:s/></text:span><text:span text:style-name="T1_3">TIDEWATER</text:span><text:span text:style-name="T1_4"><text:s/></text:span><text:span text:style-name="T1_5">HEALTH</text:span><text:span text:style-name="T1_6"><text:s/></text:span><text:span text:style-name="T1_7">DISTRICT</text:span></text:p>
      <text:p text:style-name="P2"/>
      <text:p text:style-name="P3"/>
      <text:p text:style-name="P4"><text:span text:style-name="T4_1">Grayson</text:span><text:span text:style-name="T4_2"><text:s/></text:span><text:span text:style-name="T4_3">Miller</text:span><text:span text:style-name="T4_4"><text:s/></text:span><text:span text:style-name="T4_5">M</text:span><text:span text:style-name="T4_6">.</text:span><text:span text:style-name="T4_7">D</text:span><text:span text:style-name="T4_8">.,<text:s/></text:span><text:span text:style-name="T4_9">M</text:span><text:span text:style-name="T4_10">.</text:span><text:span text:style-name="T4_11">P</text:span><text:span text:style-name="T4_12">.</text:span><text:span text:style-name="T4_13">H</text:span><text:span text:style-name="T4_14">.<text:s/></text:span></text:p>
      <text:p text:style-name="P5"><text:span text:style-name="T5_1">Acting</text:span><text:span text:style-name="T5_2"><text:s/></text:span><text:span text:style-name="T5_3">District</text:span><text:span text:style-name="T5_4"><text:s/></text:span><text:span text:style-name="T5_5">Director</text:span></text:p>
      <text:p text:style-name="P6"/>
      <text:p text:style-name="P7"><text:span text:style-name="T7_1">Betty</text:span><text:span text:style-name="T7_2"><text:s/></text:span><text:span text:style-name="T7_3">H</text:span><text:span text:style-name="T7_4">.<text:s/></text:span><text:span text:style-name="T7_5">Layden</text:span><text:span text:style-name="T7_6"><text:s/><text:tab/>(757)<text:s/>686-4901</text:span></text:p>
      <text:p text:style-name="P8"><text:span text:style-name="T8_1">Secretary</text:span></text:p>
      <text:p text:style-name="P9"/>
      <text:h text:style-name="P10" text:outline-level="10"><text:span text:style-name="T10_1">Jackie</text:span><text:span text:style-name="T10_2"><text:s/></text:span><text:span text:style-name="T10_3">G</text:span><text:span text:style-name="T10_4">.<text:s/></text:span><text:span text:style-name="T10_5">Russell</text:span><text:span text:style-name="T10_6"><text:tab/>(757)<text:s/>686-4904</text:span></text:h>
      <text:p text:style-name="P11"><text:span text:style-name="T11_1">Administrator</text:span></text:p>
      <text:p text:style-name="P12"/>
      <text:p text:style-name="P13"><text:span text:style-name="T13_1">Calvin</text:span><text:span text:style-name="T13_2"><text:s/></text:span><text:span text:style-name="T13_3">W</text:span><text:span text:style-name="T13_4">.<text:s/></text:span><text:span text:style-name="T13_5">Jones</text:span><text:span text:style-name="T13_6"><text:tab/>(757)<text:s/>686-4920</text:span></text:p>
      <text:p text:style-name="P14"><text:span text:style-name="T14_1">Environmental</text:span><text:span text:style-name="T14_2"><text:s/></text:span><text:span text:style-name="T14_3">Health</text:span><text:span text:style-name="T14_4"><text:s/></text:span><text:span text:style-name="T14_5">Manager</text:span></text:p>
      <text:p text:style-name="P15"/>
      <text:p text:style-name="P16"><text:span text:style-name="T16_1">Patricia</text:span><text:span text:style-name="T16_2"><text:s/></text:span><text:span text:style-name="T16_3">G</text:span><text:span text:style-name="T16_4">.<text:s/></text:span><text:span text:style-name="T16_5">Winter</text:span><text:span text:style-name="T16_6">,<text:s/></text:span><text:span text:style-name="T16_7">RN</text:span><text:span text:style-name="T16_8"><text:tab/>(757)<text:s/>686-4907</text:span></text:p>
      <text:p text:style-name="P17"><text:span text:style-name="T17_1">Nurse</text:span><text:span text:style-name="T17_2"><text:s/></text:span><text:span text:style-name="T17_3">Manager</text:span></text:p>
      <text:p text:style-name="P18"/>
      <text:p text:style-name="P19"/>
      <text:p text:style-name="P20"><text:span text:style-name="T20_1">Suffolk</text:span><text:span text:style-name="T20_2"><text:s/></text:span><text:span text:style-name="T20_3">City</text:span><text:span text:style-name="T20_4"><text:s/></text:span><text:span text:style-name="T20_5">H</text:span><text:span text:style-name="T20_6">.</text:span><text:span text:style-name="T20_7">D</text:span><text:span text:style-name="T20_8">.</text:span><text:span text:style-name="T20_9"><text:s/><text:tab/></text:span><text:span text:style-name="T20_10">COST</text:span><text:span text:style-name="T20_11"><text:s/></text:span><text:span text:style-name="T20_12">CODE</text:span><text:span text:style-name="T20_13">:<text:s text:c="2"/>035</text:span></text:p>
      <text:p text:style-name="P21"><text:span text:style-name="T21_1">(</text:span><text:span text:style-name="T21_2">Headquarters</text:span><text:span text:style-name="T21_3"><text:s/></text:span><text:span text:style-name="T21_4">Office</text:span><text:span text:style-name="T21_5">)<text:tab/></text:span><text:span text:style-name="T21_6">FIPS</text:span><text:span text:style-name="T21_7"><text:s/></text:span><text:span text:style-name="T21_8">CODE</text:span><text:span text:style-name="T21_9">:<text:s text:c="2"/>800</text:span></text:p>
      <text:p text:style-name="P22"><text:span text:style-name="T22_1">1217<text:s/></text:span><text:span text:style-name="T22_2">North</text:span><text:span text:style-name="T22_3"><text:s/></text:span><text:span text:style-name="T22_4">Main</text:span><text:span text:style-name="T22_5"><text:s/></text:span><text:span text:style-name="T22_6">Street</text:span><text:span text:style-name="T22_7"><text:tab/>(757)<text:s/>686-4900</text:span></text:p>
      <text:p text:style-name="P23"><text:span text:style-name="T23_1">P</text:span><text:span text:style-name="T23_2">.<text:s/></text:span><text:span text:style-name="T23_3">O</text:span><text:span text:style-name="T23_4">.<text:s/></text:span><text:span text:style-name="T23_5">Box</text:span><text:span text:style-name="T23_6"><text:s/>1587<text:tab/></text:span><text:span text:style-name="T23_7">FAX</text:span><text:span text:style-name="T23_8"><text:s/>(757)<text:s/>925-2243</text:span></text:p>
      <text:p text:style-name="P24"><text:span text:style-name="T24_1">Suffolk</text:span><text:span text:style-name="T24_2">,<text:s/></text:span><text:span text:style-name="T24_3">VA</text:span><text:span text:style-name="T24_4"><text:s/>23439-1587</text:span></text:p>
      <text:p text:style-name="P25"/>
      <text:p text:style-name="P26"><text:span text:style-name="T26_1">Franklin</text:span><text:span text:style-name="T26_2"><text:s/></text:span><text:span text:style-name="T26_3">City</text:span><text:span text:style-name="T26_4"><text:s/></text:span><text:span text:style-name="T26_5">H</text:span><text:span text:style-name="T26_6">.</text:span><text:span text:style-name="T26_7">D</text:span><text:span text:style-name="T26_8">.</text:span><text:span text:style-name="T26_9"><text:tab/></text:span><text:span text:style-name="T26_10">FIPS</text:span><text:span text:style-name="T26_11"><text:s/></text:span><text:span text:style-name="T26_12">CODE</text:span><text:span text:style-name="T26_13">:<text:s text:c="2"/>620</text:span></text:p>
      <text:p text:style-name="P27"><text:span text:style-name="T27_1">110<text:s/></text:span><text:span text:style-name="T27_2">Fairview</text:span><text:span text:style-name="T27_3"><text:s/></text:span><text:span text:style-name="T27_4">Drive</text:span><text:span text:style-name="T27_5"><text:tab/>(757)<text:s/>562-6109</text:span></text:p>
      <text:p text:style-name="P28"><text:span text:style-name="T28_1">P</text:span><text:span text:style-name="T28_2">.<text:s/></text:span><text:span text:style-name="T28_3">O</text:span><text:span text:style-name="T28_4">.<text:s/></text:span><text:span text:style-name="T28_5">Box</text:span><text:span text:style-name="T28_6"><text:s/>595<text:tab/></text:span><text:span text:style-name="T28_7">FAX</text:span><text:span text:style-name="T28_8"><text:s/>(757)<text:s/>562-2630</text:span></text:p>
      <text:p text:style-name="P29"><text:span text:style-name="T29_1">Franklin</text:span><text:span text:style-name="T29_2">,<text:s/></text:span><text:span text:style-name="T29_3">VA</text:span><text:span text:style-name="T29_4"><text:s/>23851</text:span></text:p>
      <text:p text:style-name="P30"/>
      <text:p text:style-name="P31"><text:span text:style-name="T31_1">Isle</text:span><text:span text:style-name="T31_2"><text:s/></text:span><text:span text:style-name="T31_3">of</text:span><text:span text:style-name="T31_4"><text:s/></text:span><text:span text:style-name="T31_5">Wight</text:span><text:span text:style-name="T31_6"><text:s/></text:span><text:span text:style-name="T31_7">County</text:span><text:span text:style-name="T31_8"><text:s/></text:span><text:span text:style-name="T31_9">H</text:span><text:span text:style-name="T31_10">.</text:span><text:span text:style-name="T31_11">D</text:span><text:span text:style-name="T31_12">.</text:span><text:span text:style-name="T31_13"><text:tab/></text:span><text:span text:style-name="T31_14">FIPS</text:span><text:span text:style-name="T31_15"><text:s/></text:span><text:span text:style-name="T31_16">CODE</text:span><text:span text:style-name="T31_17">:<text:s text:c="2"/>093</text:span></text:p>
      <text:p text:style-name="P32"><text:span text:style-name="T32_1">402<text:s/></text:span><text:span text:style-name="T32_2">Grace</text:span><text:span text:style-name="T32_3"><text:s/></text:span><text:span text:style-name="T32_4">Street</text:span><text:span text:style-name="T32_5"><text:tab/>(757)<text:s/>357-4177</text:span></text:p>
      <text:p text:style-name="P33"><text:span text:style-name="T33_1">P</text:span><text:span text:style-name="T33_2">.<text:s/></text:span><text:span text:style-name="T33_3">O</text:span><text:span text:style-name="T33_4">.<text:s/></text:span><text:span text:style-name="T33_5">Box</text:span><text:span text:style-name="T33_6"><text:s/>309<text:tab/></text:span><text:span text:style-name="T33_7">FAX</text:span><text:span text:style-name="T33_8"><text:s/>(757)<text:s/>357-2838</text:span></text:p>
      <text:p text:style-name="P34"><text:span text:style-name="T34_1">Smithfield</text:span><text:span text:style-name="T34_2">,<text:s/></text:span><text:span text:style-name="T34_3">VA</text:span><text:span text:style-name="T34_4"><text:s/>23430</text:span></text:p>
      <text:p text:style-name="P35"/>
      <text:p text:style-name="P36"><text:span text:style-name="T36_1">Southampton</text:span><text:span text:style-name="T36_2"><text:s/></text:span><text:span text:style-name="T36_3">County</text:span><text:span text:style-name="T36_4"><text:s/></text:span><text:span text:style-name="T36_5">H</text:span><text:span text:style-name="T36_6">.</text:span><text:span text:style-name="T36_7">D</text:span><text:span text:style-name="T36_8">.</text:span><text:span text:style-name="T36_9"><text:tab/></text:span><text:span text:style-name="T36_10">FIPS</text:span><text:span text:style-name="T36_11"><text:s/></text:span><text:span text:style-name="T36_12">CODE</text:span><text:span text:style-name="T36_13">:<text:s text:c="2"/>175</text:span></text:p>
      <text:p text:style-name="P37"><text:span text:style-name="T37_1">26022<text:s/></text:span><text:span text:style-name="T37_2">Administration</text:span><text:span text:style-name="T37_3"><text:s/></text:span><text:span text:style-name="T37_4">Center</text:span><text:span text:style-name="T37_5"><text:s/></text:span><text:span text:style-name="T37_6">Drive</text:span><text:span text:style-name="T37_7"><text:tab/>(757)<text:s/>653-3040</text:span></text:p>
      <text:p text:style-name="P38"><text:span text:style-name="T38_1">P</text:span><text:span text:style-name="T38_2">.<text:s/></text:span><text:span text:style-name="T38_3">O</text:span><text:span text:style-name="T38_4">.<text:s/></text:span><text:span text:style-name="T38_5">Box</text:span><text:span text:style-name="T38_6"><text:s/>9<text:tab/></text:span><text:span text:style-name="T38_7">FAX</text:span><text:span text:style-name="T38_8"><text:s/>(757)<text:s/>653-0834</text:span></text:p>
      <text:p text:style-name="P39"><text:span text:style-name="T39_1">Courtland</text:span><text:span text:style-name="T39_2">,<text:s/></text:span><text:span text:style-name="T39_3">VA</text:span><text:span text:style-name="T39_4"><text:s/>23837</text:span></text:p>
      <text:p text:style-name="P40"/>
      <text:p text:style-name="P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mic Sans MS" fo:font-size="14pt" style:font-name-asian="Comic Sans MS" style:font-size-asian="14pt" style:font-name-complex="Comic Sans M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6pt" style:font-name-asian="Arial Narrow" style:font-size-asian="16pt" style:font-name-complex="Arial Narrow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5pt" style:font-name-asian="Arial Narrow" style:font-size-asian="15pt" style:font-name-complex="Arial Narrow" style:font-size-complex="15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4pt" style:font-name-asian="Arial Narrow" style:font-size-asian="14pt" style:font-name-complex="Arial Narrow" style:font-size-complex="14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3pt" style:font-name-asian="Arial Narrow" style:font-size-asian="13pt" style:font-name-complex="Arial Narrow" style:font-size-complex="13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-1.778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normal" style:font-weight-asian="normal" style:font-weight-complex="normal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016cm" fo:padding-bottom="0cm" fo:margin-bottom="1.016cm" fo:padding-left="0cm" fo:margin-left="2.54cm" fo:padding-right="0cm" fo:margin-right="3.048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